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THIRD PARTIES</text:p>
      <text:p text:style-name="Standard"/>
      <text:p text:style-name="Standard"/>
      <text:p text:style-name="Standard">This is a sample ODT document to show how to build templates documents to generate personalized documents for your customers or suppliers.</text:p>
      <text:p text:style-name="Standard"/>
      <text:p text:style-name="P3"><text:span text:style-name="T1">My informations:</text:span> </text:p>
      <text:p text:style-name="P2">This is a list of tags that will be replaced with correct values (tags between {}) 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3">mycompany_vatnumber = {mycompany_vatnumber}</text:p>
      <text:p text:style-name="P3">mycompany_note = {mycompany_note}</text:p>
      <text:p text:style-name="P3"/>
      <text:p text:style-name="P3"><text:span text:style-name="T1">Customers, prospects or suppliers informations:</text:span></text:p>
      <text:p text:style-name="P2">This is a list of other tags that will be replaced with correct values (tags between {}) :</text:p>
      <text:p text:style-name="P3">company_name = {company_name}</text:p>
      <text:p text:style-name="P3">company_address = {company_address}</text:p>
      <text:p text:style-name="P3">company_zip = {company_zip}</text:p>
      <text:p text:style-name="P3">company_town = {company_town}</text:p>
      <text:p text:style-name="P3">company_country = {company_country}</text:p>
      <text:p text:style-name="P3">company_phone = {company_phone}</text:p>
      <text:p text:style-name="P3">company_fax = {company_fax}</text:p>
      <text:p text:style-name="P3">company_email = {company_email}</text:p>
      <text:p text:style-name="P3">company_web = {company_web}</text:p>
      <text:p text:style-name="P3">company_barcode = {company_barcode}</text:p>
      <text:p text:style-name="P3">company_customercode = {company_customercode}</text:p>
      <text:p text:style-name="P3">company_suppliercode = {company_suppliercode}</text:p>
      <text:p text:style-name="P3">company_capital = {company_capital}</text:p>
      <text:p text:style-name="P3">company_juridicalstatus = {company_juridicalstatus}</text:p>
      <text:p text:style-name="P3">company_idprof1 = {company_idprof1}</text:p>
      <text:p text:style-name="P3">company_idprof2 = {company_idprof2}</text:p>
      <text:p text:style-name="P3">company_idprof3 = {company_idprof3}</text:p>
      <text:p text:style-name="P3">company_idprof4 = {company_idprof4}</text:p>
      <text:p text:style-name="P3">company_vatnumber = {company_vatnumber}</text:p>
      <text:p text:style-name="P3">company_note = {company_note}</text:p>
      <text:p text:style-name="Standard"/>
      <text:p text:style-name="Standard"/>
      <text:p text:style-name="Standard">For complete list of tags, see on user documentation about module Third party on wiki:</text:p>
      <text:p text:style-name="Standard"><text:a xlink:type="simple" xlink:href="http://wiki.dolibarr.org/">http://wiki.dolibarr.or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5M22S</meta:editing-duration>
    <meta:editing-cycles>31</meta:editing-cycles>
    <meta:generator>OpenOffice.org/3.2$Win32 OpenOffice.org_project/320m12$Build-9483</meta:generator>
    <dc:date>2010-05-09T15:43:14.72</dc:date>
    <dc:creator>Laurent Destailleur</dc:creator>
    <meta:document-statistic meta:table-count="0" meta:image-count="0" meta:object-count="0" meta:page-count="1" meta:paragraph-count="47" meta:word-count="200" meta:character-count="1914"/>
    <meta:user-defined meta:name="Info 1"/>
    <meta:user-defined meta:name="Info 2"/>
    <meta:user-defined meta:name="Info 3"/>
    <meta:user-defined meta:name="Info 4"/>
  </office:meta>
</office:document-meta>
</file>